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46in"/>
    </style:style>
    <style:style style:name="co4" style:family="table-column">
      <style:table-column-properties fo:break-before="auto" style:column-width="1.2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866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3382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Drip or filtered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DRIP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Drip or filtered</text:p>
          </table:table-cell>
          <table:table-cell office:value-type="string" calcext:value-type="string">
            <text:p>"</text:p>
          </table:table-cell>
          <table:table-cell table:formula="of:=CONCATENATE([.B1];[.C1];[.D1];[.E1];[.F1])" office:value-type="string" office:string-value="* #DRIP &quot;Drip or filtered&quot;" calcext:value-type="string">
            <text:p>* #DRIP "Drip or filtered"</text:p>
          </table:table-cell>
        </table:table-row>
        <table:table-row table:style-name="ro1">
          <table:table-cell office:value-type="string" calcext:value-type="string">
            <text:p>French press or cafetière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FRENCHPRESS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French press or cafetière</text:p>
          </table:table-cell>
          <table:table-cell office:value-type="string" calcext:value-type="string">
            <text:p>"</text:p>
          </table:table-cell>
          <table:table-cell table:formula="of:=CONCATENATE([.B2];[.C2];[.D2];[.E2];[.F2])" office:value-type="string" office:string-value="* #FRENCHPRESS &quot;French press or cafetière&quot;" calcext:value-type="string">
            <text:p>* #FRENCHPRESS "French press or cafetière"</text:p>
          </table:table-cell>
        </table:table-row>
        <table:table-row table:style-name="ro1">
          <table:table-cell office:value-type="string" calcext:value-type="string">
            <text:p>Cold brew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COLDBREW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Cold brew</text:p>
          </table:table-cell>
          <table:table-cell office:value-type="string" calcext:value-type="string">
            <text:p>"</text:p>
          </table:table-cell>
          <table:table-cell table:formula="of:=CONCATENATE([.B3];[.C3];[.D3];[.E3];[.F3])" office:value-type="string" office:string-value="* #COLDBREW &quot;Cold brew&quot;" calcext:value-type="string">
            <text:p>* #COLDBREW "Cold brew"</text:p>
          </table:table-cell>
        </table:table-row>
        <table:table-row table:style-name="ro1">
          <table:table-cell office:value-type="string" calcext:value-type="string">
            <text:p>Percolated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PERC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Percolated</text:p>
          </table:table-cell>
          <table:table-cell office:value-type="string" calcext:value-type="string">
            <text:p>"</text:p>
          </table:table-cell>
          <table:table-cell table:formula="of:=CONCATENATE([.B4];[.C4];[.D4];[.E4];[.F4])" office:value-type="string" office:string-value="* #PERC &quot;Percolated&quot;" calcext:value-type="string">
            <text:p>* #PERC "Percolated"</text:p>
          </table:table-cell>
        </table:table-row>
        <table:table-row table:style-name="ro1">
          <table:table-cell office:value-type="string" calcext:value-type="string">
            <text:p>Turkish coffee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Turkish coffee</text:p>
          </table:table-cell>
          <table:table-cell office:value-type="string" calcext:value-type="string">
            <text:p>"</text:p>
          </table:table-cell>
          <table:table-cell table:formula="of:=CONCATENATE([.B5];[.C5];[.D5];[.E5];[.F5])" office:value-type="string" office:string-value="* #TURKISH &quot;Turkish coffee&quot;" calcext:value-type="string">
            <text:p>* #TURKISH "Turkish coffee"</text:p>
          </table:table-cell>
        </table:table-row>
        <table:table-row table:style-name="ro1">
          <table:table-cell office:value-type="string" calcext:value-type="string">
            <text:p>Moka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"</text:p>
          </table:table-cell>
          <table:table-cell table:formula="of:=CONCATENATE([.B6];[.C6];[.D6];[.E6];[.F6])" office:value-type="string" office:string-value="* #MOKA &quot;Moka&quot;" calcext:value-type="string">
            <text:p>* #MOKA "Moka"</text:p>
          </table:table-cell>
        </table:table-row>
        <table:table-row table:style-name="ro1">
          <table:table-cell office:value-type="string" calcext:value-type="string">
            <text:p>Vacuum coffee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VACUUM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Vacuum coffee</text:p>
          </table:table-cell>
          <table:table-cell office:value-type="string" calcext:value-type="string">
            <text:p>"</text:p>
          </table:table-cell>
          <table:table-cell table:formula="of:=CONCATENATE([.B7];[.C7];[.D7];[.E7];[.F7])" office:value-type="string" office:string-value="* #VACUUM &quot;Vacuum coffee&quot;" calcext:value-type="string">
            <text:p>* #VACUUM "Vacuum coffee"</text:p>
          </table:table-cell>
        </table:table-row>
        <table:table-row table:style-name="ro1">
          <table:table-cell office:value-type="string" calcext:value-type="string">
            <text:p>Espresso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ESPRESSO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Espresso</text:p>
          </table:table-cell>
          <table:table-cell office:value-type="string" calcext:value-type="string">
            <text:p>"</text:p>
          </table:table-cell>
          <table:table-cell table:formula="of:=CONCATENATE([.B8];[.C8];[.D8];[.E8];[.F8])" office:value-type="string" office:string-value="* #ESPRESSO &quot;Espresso&quot;" calcext:value-type="string">
            <text:p>* #ESPRESSO "Espresso"</text:p>
          </table:table-cell>
        </table:table-row>
        <table:table-row table:style-name="ro1">
          <table:table-cell office:value-type="string" calcext:value-type="string">
            <text:p>Coffee with espresso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COFWESP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Coffee with espresso</text:p>
          </table:table-cell>
          <table:table-cell office:value-type="string" calcext:value-type="string">
            <text:p>"</text:p>
          </table:table-cell>
          <table:table-cell table:formula="of:=CONCATENATE([.B9];[.C9];[.D9];[.E9];[.F9])" office:value-type="string" office:string-value="* #COFWESP &quot;Coffee with espresso&quot;" calcext:value-type="string">
            <text:p>* #COFWESP "Coffee with espresso"</text:p>
          </table:table-cell>
        </table:table-row>
        <table:table-row table:style-name="ro1">
          <table:table-cell office:value-type="string" calcext:value-type="string">
            <text:p>Coffee with tea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COFWTEA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Coffee with tea</text:p>
          </table:table-cell>
          <table:table-cell office:value-type="string" calcext:value-type="string">
            <text:p>"</text:p>
          </table:table-cell>
          <table:table-cell table:formula="of:=CONCATENATE([.B10];[.C10];[.D10];[.E10];[.F10])" office:value-type="string" office:string-value="* #COFWTEA &quot;Coffee with tea&quot;" calcext:value-type="string">
            <text:p>* #COFWTEA "Coffee with tea"</text:p>
          </table:table-cell>
        </table:table-row>
        <table:table-row table:style-name="ro1">
          <table:table-cell office:value-type="string" calcext:value-type="string">
            <text:p>Iced Coffee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ICED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Iced Coffee</text:p>
          </table:table-cell>
          <table:table-cell office:value-type="string" calcext:value-type="string">
            <text:p>"</text:p>
          </table:table-cell>
          <table:table-cell table:formula="of:=CONCATENATE([.B11];[.C11];[.D11];[.E11];[.F11])" office:value-type="string" office:string-value="* #ICED &quot;Iced Coffee&quot;" calcext:value-type="string">
            <text:p>* #ICED "Iced Coffee"</text:p>
          </table:table-cell>
        </table:table-row>
        <table:table-row table:style-name="ro1">
          <table:table-cell office:value-type="string" calcext:value-type="string">
            <text:p>Frappé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FRAPPE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Frappé</text:p>
          </table:table-cell>
          <table:table-cell office:value-type="string" calcext:value-type="string">
            <text:p>"</text:p>
          </table:table-cell>
          <table:table-cell table:formula="of:=CONCATENATE([.B12];[.C12];[.D12];[.E12];[.F12])" office:value-type="string" office:string-value="* #FRAPPE &quot;Frappé&quot;" calcext:value-type="string">
            <text:p>* #FRAPPE "Frappé"</text:p>
          </table:table-cell>
        </table:table-row>
        <table:table-row table:style-name="ro1">
          <table:table-cell office:value-type="string" calcext:value-type="string">
            <text:p>Freddo Espresso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FREDDOESP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Freddo Espresso</text:p>
          </table:table-cell>
          <table:table-cell office:value-type="string" calcext:value-type="string">
            <text:p>"</text:p>
          </table:table-cell>
          <table:table-cell table:formula="of:=CONCATENATE([.B13];[.C13];[.D13];[.E13];[.F13])" office:value-type="string" office:string-value="* #FREDDOESP &quot;Freddo Espresso&quot;" calcext:value-type="string">
            <text:p>* #FREDDOESP "Freddo Espresso"</text:p>
          </table:table-cell>
        </table:table-row>
        <table:table-row table:style-name="ro1">
          <table:table-cell office:value-type="string" calcext:value-type="string">
            <text:p>Freddo Cappuccino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FREDDOCAP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Freddo Cappuccino</text:p>
          </table:table-cell>
          <table:table-cell office:value-type="string" calcext:value-type="string">
            <text:p>"</text:p>
          </table:table-cell>
          <table:table-cell table:formula="of:=CONCATENATE([.B14];[.C14];[.D14];[.E14];[.F14])" office:value-type="string" office:string-value="* #FREDDOCAP &quot;Freddo Cappuccino&quot;" calcext:value-type="string">
            <text:p>* #FREDDOCAP "Freddo Cappuccino"</text:p>
          </table:table-cell>
        </table:table-row>
        <table:table-row table:style-name="ro1">
          <table:table-cell office:value-type="string" calcext:value-type="string">
            <text:p>Affogato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AFFOFATO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Affogato</text:p>
          </table:table-cell>
          <table:table-cell office:value-type="string" calcext:value-type="string">
            <text:p>"</text:p>
          </table:table-cell>
          <table:table-cell table:formula="of:=CONCATENATE([.B15];[.C15];[.D15];[.E15];[.F15])" office:value-type="string" office:string-value="* #AFFOFATO &quot;Affogato&quot;" calcext:value-type="string">
            <text:p>* #AFFOFATO "Affogato"</text:p>
          </table:table-cell>
        </table:table-row>
        <table:table-row table:style-name="ro1">
          <table:table-cell office:value-type="string" calcext:value-type="string">
            <text:p>Babyccino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BABYCCINO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Babyccino</text:p>
          </table:table-cell>
          <table:table-cell office:value-type="string" calcext:value-type="string">
            <text:p>"</text:p>
          </table:table-cell>
          <table:table-cell table:formula="of:=CONCATENATE([.B16];[.C16];[.D16];[.E16];[.F16])" office:value-type="string" office:string-value="* #BABYCCINO &quot;Babyccino&quot;" calcext:value-type="string">
            <text:p>* #BABYCCINO "Babyccino"</text:p>
          </table:table-cell>
        </table:table-row>
        <table:table-row table:style-name="ro1">
          <table:table-cell office:value-type="string" calcext:value-type="string">
            <text:p>Caffè Medici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MEDICI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Caffè Medici</text:p>
          </table:table-cell>
          <table:table-cell office:value-type="string" calcext:value-type="string">
            <text:p>"</text:p>
          </table:table-cell>
          <table:table-cell table:formula="of:=CONCATENATE([.B17];[.C17];[.D17];[.E17];[.F17])" office:value-type="string" office:string-value="* #MEDICI &quot;Caffè Medici&quot;" calcext:value-type="string">
            <text:p>* #MEDICI "Caffè Medici"</text:p>
          </table:table-cell>
        </table:table-row>
        <table:table-row table:style-name="ro1">
          <table:table-cell office:value-type="string" calcext:value-type="string">
            <text:p>Café Touba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TOUBA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Café Touba</text:p>
          </table:table-cell>
          <table:table-cell office:value-type="string" calcext:value-type="string">
            <text:p>"</text:p>
          </table:table-cell>
          <table:table-cell table:formula="of:=CONCATENATE([.B18];[.C18];[.D18];[.E18];[.F18])" office:value-type="string" office:string-value="* #TOUBA &quot;Café Touba&quot;" calcext:value-type="string">
            <text:p>* #TOUBA "Café Touba"</text:p>
          </table:table-cell>
        </table:table-row>
        <table:table-row table:style-name="ro1">
          <table:table-cell office:value-type="string" calcext:value-type="string">
            <text:p>Coffee milk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COFMILK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Coffee milk</text:p>
          </table:table-cell>
          <table:table-cell office:value-type="string" calcext:value-type="string">
            <text:p>"</text:p>
          </table:table-cell>
          <table:table-cell table:formula="of:=CONCATENATE([.B19];[.C19];[.D19];[.E19];[.F19])" office:value-type="string" office:string-value="* #COFMILK &quot;Coffee milk&quot;" calcext:value-type="string">
            <text:p>* #COFMILK "Coffee milk"</text:p>
          </table:table-cell>
        </table:table-row>
        <table:table-row table:style-name="ro1">
          <table:table-cell office:value-type="string" calcext:value-type="string">
            <text:p>Double Double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Double Double</text:p>
          </table:table-cell>
          <table:table-cell office:value-type="string" calcext:value-type="string">
            <text:p>"</text:p>
          </table:table-cell>
          <table:table-cell table:formula="of:=CONCATENATE([.B20];[.C20];[.D20];[.E20];[.F20])" office:value-type="string" office:string-value="* #DOUBLE &quot;Double Double&quot;" calcext:value-type="string">
            <text:p>* #DOUBLE "Double Double"</text:p>
          </table:table-cell>
        </table:table-row>
        <table:table-row table:style-name="ro1">
          <table:table-cell office:value-type="string" calcext:value-type="string">
            <text:p>Egg coffee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EGGCOF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Egg coffee</text:p>
          </table:table-cell>
          <table:table-cell office:value-type="string" calcext:value-type="string">
            <text:p>"</text:p>
          </table:table-cell>
          <table:table-cell table:formula="of:=CONCATENATE([.B21];[.C21];[.D21];[.E21];[.F21])" office:value-type="string" office:string-value="* #EGGCOF &quot;Egg coffee&quot;" calcext:value-type="string">
            <text:p>* #EGGCOF "Egg coffee"</text:p>
          </table:table-cell>
        </table:table-row>
        <table:table-row table:style-name="ro1">
          <table:table-cell office:value-type="string" calcext:value-type="string">
            <text:p>Indian filter coffee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Indian filter coffee</text:p>
          </table:table-cell>
          <table:table-cell office:value-type="string" calcext:value-type="string">
            <text:p>"</text:p>
          </table:table-cell>
          <table:table-cell table:formula="of:=CONCATENATE([.B22];[.C22];[.D22];[.E22];[.F22])" office:value-type="string" office:string-value="* #INDIAN &quot;Indian filter coffee&quot;" calcext:value-type="string">
            <text:p>* #INDIAN "Indian filter coffee"</text:p>
          </table:table-cell>
        </table:table-row>
        <table:table-row table:style-name="ro1">
          <table:table-cell office:value-type="string" calcext:value-type="string">
            <text:p>Pocillo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POCILLO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Pocillo</text:p>
          </table:table-cell>
          <table:table-cell office:value-type="string" calcext:value-type="string">
            <text:p>"</text:p>
          </table:table-cell>
          <table:table-cell table:formula="of:=CONCATENATE([.B23];[.C23];[.D23];[.E23];[.F23])" office:value-type="string" office:string-value="* #POCILLO &quot;Pocillo&quot;" calcext:value-type="string">
            <text:p>* #POCILLO "Pocillo"</text:p>
          </table:table-cell>
        </table:table-row>
      </table:table>
      <table:table table:name="Sheet2" table:style-name="ta1">
        <table:table-column table:style-name="co3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Rice Milk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RICEMILK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Rice Milk</text:p>
          </table:table-cell>
          <table:table-cell office:value-type="string" calcext:value-type="string">
            <text:p>"</text:p>
          </table:table-cell>
          <table:table-cell table:formula="of:=CONCATENATE([.B1];[.C1];[.D1];[.E1];[.F1])" office:value-type="string" office:string-value="* #RICEMILK &quot;Rice Milk&quot;" calcext:value-type="string">
            <text:p>* #RICEMILK "Rice Milk"</text:p>
          </table:table-cell>
        </table:table-row>
        <table:table-row table:style-name="ro3">
          <table:table-cell office:value-type="string" calcext:value-type="string">
            <text:p>Almond Milk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ALMOND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Almond Milk</text:p>
          </table:table-cell>
          <table:table-cell office:value-type="string" calcext:value-type="string">
            <text:p>"</text:p>
          </table:table-cell>
          <table:table-cell table:formula="of:=CONCATENATE([.B2];[.C2];[.D2];[.E2];[.F2])" office:value-type="string" office:string-value="* #ALMOND &quot;Almond Milk&quot;" calcext:value-type="string">
            <text:p>* #ALMOND "Almond Milk"</text:p>
          </table:table-cell>
        </table:table-row>
        <table:table-row table:style-name="ro2">
          <table:table-cell office:value-type="string" calcext:value-type="string">
            <text:p>Skim Milk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SKIM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Skim Milk</text:p>
          </table:table-cell>
          <table:table-cell office:value-type="string" calcext:value-type="string">
            <text:p>"</text:p>
          </table:table-cell>
          <table:table-cell table:formula="of:=CONCATENATE([.B3];[.C3];[.D3];[.E3];[.F3])" office:value-type="string" office:string-value="* #SKIM &quot;Skim Milk&quot;" calcext:value-type="string">
            <text:p>* #SKIM "Skim Milk"</text:p>
          </table:table-cell>
        </table:table-row>
        <table:table-row table:style-name="ro2">
          <table:table-cell office:value-type="string" calcext:value-type="string">
            <text:p>Soy Milk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SOY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Soy Milk</text:p>
          </table:table-cell>
          <table:table-cell office:value-type="string" calcext:value-type="string">
            <text:p>"</text:p>
          </table:table-cell>
          <table:table-cell table:formula="of:=CONCATENATE([.B4];[.C4];[.D4];[.E4];[.F4])" office:value-type="string" office:string-value="* #SOY &quot;Soy Milk&quot;" calcext:value-type="string">
            <text:p>* #SOY "Soy Milk"</text:p>
          </table:table-cell>
        </table:table-row>
        <table:table-row table:style-name="ro3">
          <table:table-cell office:value-type="string" calcext:value-type="string">
            <text:p>Full Cream Milk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FULLCREAM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Full Cream Milk</text:p>
          </table:table-cell>
          <table:table-cell office:value-type="string" calcext:value-type="string">
            <text:p>"</text:p>
          </table:table-cell>
          <table:table-cell table:formula="of:=CONCATENATE([.B5];[.C5];[.D5];[.E5];[.F5])" office:value-type="string" office:string-value="* #FULLCREAM &quot;Full Cream Milk&quot;" calcext:value-type="string">
            <text:p>* #FULLCREAM "Full Cream Milk"</text:p>
          </table:table-cell>
        </table:table-row>
        <table:table-row table:style-name="ro3">
          <table:table-cell office:value-type="string" calcext:value-type="string">
            <text:p>Coconut Milk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Coconut Milk</text:p>
          </table:table-cell>
          <table:table-cell office:value-type="string" calcext:value-type="string">
            <text:p>"</text:p>
          </table:table-cell>
          <table:table-cell table:formula="of:=CONCATENATE([.B6];[.C6];[.D6];[.E6];[.F6])" office:value-type="string" office:string-value="* #COCONUT &quot;Coconut Milk&quot;" calcext:value-type="string">
            <text:p>* #COCONUT "Coconut Milk"</text:p>
          </table:table-cell>
        </table:table-row>
        <table:table-row table:style-name="ro1">
          <table:table-cell table:style-name="Default" office:value-type="string" calcext:value-type="string">
            <text:p>Half and Half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<text:s/>"</text:p>
          </table:table-cell>
          <table:table-cell table:style-name="Default" office:value-type="string" calcext:value-type="string">
            <text:p>Half and Half</text:p>
          </table:table-cell>
          <table:table-cell office:value-type="string" calcext:value-type="string">
            <text:p>"</text:p>
          </table:table-cell>
          <table:table-cell table:formula="of:=CONCATENATE([.B7];[.C7];[.D7];[.E7];[.F7])" office:value-type="string" office:string-value="* #HALF &quot;Half and Half&quot;" calcext:value-type="string">
            <text:p>* #HALF "Half and Half"</text:p>
          </table:table-cell>
        </table:table-row>
        <table:table-row table:style-name="ro1">
          <table:table-cell table:style-name="Default" office:value-type="string" calcext:value-type="string">
            <text:p>Table Cream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<text:s/>"</text:p>
          </table:table-cell>
          <table:table-cell table:style-name="Default" office:value-type="string" calcext:value-type="string">
            <text:p>Table Cream</text:p>
          </table:table-cell>
          <table:table-cell office:value-type="string" calcext:value-type="string">
            <text:p>"</text:p>
          </table:table-cell>
          <table:table-cell table:formula="of:=CONCATENATE([.B8];[.C8];[.D8];[.E8];[.F8])" office:value-type="string" office:string-value="* #TABLE &quot;Table Cream&quot;" calcext:value-type="string">
            <text:p>* #TABLE "Table Cream"</text:p>
          </table:table-cell>
        </table:table-row>
      </table:table>
      <table:table table:name="Sheet3" table:style-name="ta1">
        <table:table-column table:style-name="co2" table:default-cell-style-name="ce1"/>
        <table:table-column table:style-name="co2" table:number-columns-repeated="6" table:default-cell-style-name="Default"/>
        <table:table-row table:style-name="ro2">
          <table:table-cell office:value-type="string" calcext:value-type="string">
            <text:p>Vanilla</text:p>
          </table:table-cell>
          <table:table-cell office:value-type="string" calcext:value-type="string">
            <text:p>* #</text:p>
          </table:table-cell>
          <table:table-cell table:formula="of:=UPPER([.A1])" office:value-type="string" office:string-value="VANILLA" calcext:value-type="string">
            <text:p>VANILLA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"</text:p>
          </table:table-cell>
          <table:table-cell table:formula="of:=CONCATENATE([.B1];[.C1];[.D1];[.E1];[.F1])" office:value-type="string" office:string-value="* #VANILLA &quot;Vanilla&quot;" calcext:value-type="string">
            <text:p>* #VANILLA "Vanilla"</text:p>
          </table:table-cell>
        </table:table-row>
        <table:table-row table:style-name="ro2">
          <table:table-cell office:value-type="string" calcext:value-type="string">
            <text:p>Caramel</text:p>
          </table:table-cell>
          <table:table-cell office:value-type="string" calcext:value-type="string">
            <text:p>* #</text:p>
          </table:table-cell>
          <table:table-cell table:formula="of:=UPPER([.A2])" office:value-type="string" office:string-value="CARAMEL" calcext:value-type="string">
            <text:p>CARAMEL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Caramel</text:p>
          </table:table-cell>
          <table:table-cell office:value-type="string" calcext:value-type="string">
            <text:p>"</text:p>
          </table:table-cell>
          <table:table-cell table:formula="of:=CONCATENATE([.B2];[.C2];[.D2];[.E2];[.F2])" office:value-type="string" office:string-value="* #CARAMEL &quot;Caramel&quot;" calcext:value-type="string">
            <text:p>* #CARAMEL "Caramel"</text:p>
          </table:table-cell>
        </table:table-row>
        <table:table-row table:style-name="ro2">
          <table:table-cell office:value-type="string" calcext:value-type="string">
            <text:p>Hazelnut</text:p>
          </table:table-cell>
          <table:table-cell office:value-type="string" calcext:value-type="string">
            <text:p>* #</text:p>
          </table:table-cell>
          <table:table-cell table:formula="of:=UPPER([.A3])" office:value-type="string" office:string-value="HAZELNUT" calcext:value-type="string">
            <text:p>HAZELNUT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Hazelnut</text:p>
          </table:table-cell>
          <table:table-cell office:value-type="string" calcext:value-type="string">
            <text:p>"</text:p>
          </table:table-cell>
          <table:table-cell table:formula="of:=CONCATENATE([.B3];[.C3];[.D3];[.E3];[.F3])" office:value-type="string" office:string-value="* #HAZELNUT &quot;Hazelnut&quot;" calcext:value-type="string">
            <text:p>* #HAZELNUT "Hazelnut"</text:p>
          </table:table-cell>
        </table:table-row>
        <table:table-row table:style-name="ro2">
          <table:table-cell office:value-type="string" calcext:value-type="string">
            <text:p>Chocolate</text:p>
          </table:table-cell>
          <table:table-cell office:value-type="string" calcext:value-type="string">
            <text:p>* #</text:p>
          </table:table-cell>
          <table:table-cell table:formula="of:=UPPER([.A4])" office:value-type="string" office:string-value="CHOCOLATE" calcext:value-type="string">
            <text:p>CHOCOLATE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"</text:p>
          </table:table-cell>
          <table:table-cell table:formula="of:=CONCATENATE([.B4];[.C4];[.D4];[.E4];[.F4])" office:value-type="string" office:string-value="* #CHOCOLATE &quot;Chocolate&quot;" calcext:value-type="string">
            <text:p>* #CHOCOLATE "Chocolate"</text:p>
          </table:table-cell>
        </table:table-row>
        <table:table-row table:style-name="ro2">
          <table:table-cell office:value-type="string" calcext:value-type="string">
            <text:p>Lavender</text:p>
          </table:table-cell>
          <table:table-cell office:value-type="string" calcext:value-type="string">
            <text:p>* #</text:p>
          </table:table-cell>
          <table:table-cell table:formula="of:=UPPER([.A5])" office:value-type="string" office:string-value="LAVENDER" calcext:value-type="string">
            <text:p>LAVENDER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"</text:p>
          </table:table-cell>
          <table:table-cell table:formula="of:=CONCATENATE([.B5];[.C5];[.D5];[.E5];[.F5])" office:value-type="string" office:string-value="* #LAVENDER &quot;Lavender&quot;" calcext:value-type="string">
            <text:p>* #LAVENDER "Lavender"</text:p>
          </table:table-cell>
        </table:table-row>
        <table:table-row table:style-name="ro4">
          <table:table-cell table:style-name="ce2" office:value-type="string" calcext:value-type="string">
            <text:p><text:a xlink:href="https://www.webstaurantstore.com/search/butterscotch-syrup.html" xlink:type="simple">Butterscotch</text:a></text:p>
          </table:table-cell>
          <table:table-cell office:value-type="string" calcext:value-type="string">
            <text:p>* #</text:p>
          </table:table-cell>
          <table:table-cell table:formula="of:=UPPER([.A6])" office:value-type="string" office:string-value="BUTTERSCOTCH" calcext:value-type="string">
            <text:p>BUTTERSCOTCH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Butterscotch</text:p>
          </table:table-cell>
          <table:table-cell office:value-type="string" calcext:value-type="string">
            <text:p>"</text:p>
          </table:table-cell>
          <table:table-cell table:formula="of:=CONCATENATE([.B6];[.C6];[.D6];[.E6];[.F6])" office:value-type="string" office:string-value="* #BUTTERSCOTCH &quot;Butterscotch&quot;" calcext:value-type="string">
            <text:p>* #BUTTERSCOTCH "Butterscotch"</text:p>
          </table:table-cell>
        </table:table-row>
        <table:table-row table:style-name="ro1">
          <table:table-cell table:style-name="Default" office:value-type="string" calcext:value-type="string">
            <text:p>Irish Cream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Irish Cream</text:p>
          </table:table-cell>
          <table:table-cell office:value-type="string" calcext:value-type="string">
            <text:p>"</text:p>
          </table:table-cell>
          <table:table-cell table:formula="of:=CONCATENATE([.B7];[.C7];[.D7];[.E7];[.F7])" office:value-type="string" office:string-value="* #IRISH &quot;Irish Cream&quot;" calcext:value-type="string">
            <text:p>* #IRISH "Irish Cream"</text:p>
          </table:table-cell>
        </table:table-row>
        <table:table-row table:style-name="ro1">
          <table:table-cell table:style-name="Default" office:value-type="string" calcext:value-type="string">
            <text:p>Orange Blossom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Orange Blossom</text:p>
          </table:table-cell>
          <table:table-cell office:value-type="string" calcext:value-type="string">
            <text:p>"</text:p>
          </table:table-cell>
          <table:table-cell table:formula="of:=CONCATENATE([.B8];[.C8];[.D8];[.E8];[.F8])" office:value-type="string" office:string-value="* #ORANGE &quot;Orange Blossom&quot;" calcext:value-type="string">
            <text:p>* #ORANGE "Orange Blossom"</text:p>
          </table:table-cell>
        </table:table-row>
      </table:table>
      <table:table table:name="Sheet4" table:style-name="ta1">
        <table:table-column table:style-name="co4" table:default-cell-style-name="ce3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ahlua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bourbon</text:p>
          </table:table-cell>
          <table:table-cell office:value-type="string" calcext:value-type="string">
            <text:p>* #</text:p>
          </table:table-cell>
          <table:table-cell table:formula="of:=UPPER([.A2])" office:value-type="string" office:string-value="BOURBON" calcext:value-type="string">
            <text:p>BOURBON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bourbon</text:p>
          </table:table-cell>
          <table:table-cell office:value-type="string" calcext:value-type="string">
            <text:p>"</text:p>
          </table:table-cell>
          <table:table-cell table:formula="of:=CONCATENATE([.B2];[.C2];[.D2];[.E2];[.F2])" office:value-type="string" office:string-value="* #BOURBON &quot;bourbon&quot;" calcext:value-type="string">
            <text:p>* #BOURBON "bourbon"</text:p>
          </table:table-cell>
        </table:table-row>
        <table:table-row table:style-name="ro4">
          <table:table-cell office:value-type="string" calcext:value-type="string">
            <text:p>rum</text:p>
          </table:table-cell>
          <table:table-cell office:value-type="string" calcext:value-type="string">
            <text:p>* #</text:p>
          </table:table-cell>
          <table:table-cell table:formula="of:=UPPER([.A3])" office:value-type="string" office:string-value="RUM" calcext:value-type="string">
            <text:p>RUM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"</text:p>
          </table:table-cell>
          <table:table-cell table:formula="of:=CONCATENATE([.B3];[.C3];[.D3];[.E3];[.F3])" office:value-type="string" office:string-value="* #RUM &quot;rum&quot;" calcext:value-type="string">
            <text:p>* #RUM "rum"</text:p>
          </table:table-cell>
        </table:table-row>
        <table:table-row table:style-name="ro4">
          <table:table-cell office:value-type="string" calcext:value-type="string">
            <text:p>Baileys</text:p>
          </table:table-cell>
          <table:table-cell office:value-type="string" calcext:value-type="string">
            <text:p>* #</text:p>
          </table:table-cell>
          <table:table-cell table:formula="of:=UPPER([.A4])" office:value-type="string" office:string-value="BAILEYS" calcext:value-type="string">
            <text:p>BAILEYS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Baileys</text:p>
          </table:table-cell>
          <table:table-cell office:value-type="string" calcext:value-type="string">
            <text:p>"</text:p>
          </table:table-cell>
          <table:table-cell table:formula="of:=CONCATENATE([.B4];[.C4];[.D4];[.E4];[.F4])" office:value-type="string" office:string-value="* #BAILEYS &quot;Baileys&quot;" calcext:value-type="string">
            <text:p>* #BAILEYS "Baileys"</text:p>
          </table:table-cell>
        </table:table-row>
        <table:table-row table:style-name="ro4">
          <table:table-cell office:value-type="string" calcext:value-type="string">
            <text:p>gin</text:p>
          </table:table-cell>
          <table:table-cell office:value-type="string" calcext:value-type="string">
            <text:p>* #</text:p>
          </table:table-cell>
          <table:table-cell table:formula="of:=UPPER([.A5])" office:value-type="string" office:string-value="GIN" calcext:value-type="string">
            <text:p>GIN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"</text:p>
          </table:table-cell>
          <table:table-cell table:formula="of:=CONCATENATE([.B5];[.C5];[.D5];[.E5];[.F5])" office:value-type="string" office:string-value="* #GIN &quot;gin&quot;" calcext:value-type="string">
            <text:p>* #GIN "gin"</text:p>
          </table:table-cell>
        </table:table-row>
        <table:table-row table:style-name="ro1">
          <table:table-cell table:style-name="Default" office:value-type="string" calcext:value-type="string">
            <text:p>rye</text:p>
          </table:table-cell>
          <table:table-cell office:value-type="string" calcext:value-type="string">
            <text:p>* #</text:p>
          </table:table-cell>
          <table:table-cell table:formula="of:=UPPER([.A6])" office:value-type="string" office:string-value="RYE" calcext:value-type="string">
            <text:p>RYE</text:p>
          </table:table-cell>
          <table:table-cell office:value-type="string" calcext:value-type="string">
            <text:p><text:s/>"</text:p>
          </table:table-cell>
          <table:table-cell table:style-name="Default" office:value-type="string" calcext:value-type="string">
            <text:p>rye</text:p>
          </table:table-cell>
          <table:table-cell office:value-type="string" calcext:value-type="string">
            <text:p>"</text:p>
          </table:table-cell>
          <table:table-cell table:formula="of:=CONCATENATE([.B6];[.C6];[.D6];[.E6];[.F6])" office:value-type="string" office:string-value="* #RYE &quot;rye&quot;" calcext:value-type="string">
            <text:p>* #RYE "rye"</text:p>
          </table:table-cell>
        </table:table-row>
        <table:table-row table:style-name="ro1">
          <table:table-cell table:style-name="Default" office:value-type="string" calcext:value-type="string">
            <text:p>vodka</text:p>
          </table:table-cell>
          <table:table-cell office:value-type="string" calcext:value-type="string">
            <text:p>* #</text:p>
          </table:table-cell>
          <table:table-cell table:formula="of:=UPPER([.A7])" office:value-type="string" office:string-value="VODKA" calcext:value-type="string">
            <text:p>VODKA</text:p>
          </table:table-cell>
          <table:table-cell office:value-type="string" calcext:value-type="string">
            <text:p><text:s/>"</text:p>
          </table:table-cell>
          <table:table-cell table:style-name="Default" office:value-type="string" calcext:value-type="string">
            <text:p>vodka</text:p>
          </table:table-cell>
          <table:table-cell office:value-type="string" calcext:value-type="string">
            <text:p>"</text:p>
          </table:table-cell>
          <table:table-cell table:formula="of:=CONCATENATE([.B7];[.C7];[.D7];[.E7];[.F7])" office:value-type="string" office:string-value="* #VODKA &quot;vodka&quot;" calcext:value-type="string">
            <text:p>* #VODKA "vodka"</text:p>
          </table:table-cell>
        </table:table-row>
        <table:table-row table:style-name="ro5">
          <table:table-cell office:value-type="string" calcext:value-type="string">
            <text:p>cinnamon schnapps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cinnamon schnapps</text:p>
          </table:table-cell>
          <table:table-cell office:value-type="string" calcext:value-type="string">
            <text:p>"</text:p>
          </table:table-cell>
          <table:table-cell table:formula="of:=CONCATENATE([.B8];[.C8];[.D8];[.E8];[.F8])" office:value-type="string" office:string-value="* #CINNAMON &quot;cinnamon schnapps&quot;" calcext:value-type="string">
            <text:p>* #CINNAMON "cinnamon schnapps"</text:p>
          </table:table-cell>
        </table:table-row>
        <table:table-row table:style-name="ro6">
          <table:table-cell office:value-type="string" calcext:value-type="string">
            <text:p>Hazelnut <text:s/>liqueur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HAZELNUT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hazelnut <text:s/>liqueur</text:p>
          </table:table-cell>
          <table:table-cell office:value-type="string" calcext:value-type="string">
            <text:p>"</text:p>
          </table:table-cell>
          <table:table-cell table:formula="of:=CONCATENATE([.B9];[.C9];[.D9];[.E9];[.F9])" office:value-type="string" office:string-value="* #HAZELNUT &quot;hazelnut  liqueur&quot;" calcext:value-type="string">
            <text:p>* #HAZELNUT "hazelnut <text:s/>liqueur"</text:p>
          </table:table-cell>
        </table:table-row>
        <table:table-row table:style-name="ro1">
          <table:table-cell table:style-name="Default" office:value-type="string" calcext:value-type="string">
            <text:p>Chocolate Liqueur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<text:s/>"</text:p>
          </table:table-cell>
          <table:table-cell table:style-name="Default" office:value-type="string" calcext:value-type="string">
            <text:p>chocolate Liqueur</text:p>
          </table:table-cell>
          <table:table-cell office:value-type="string" calcext:value-type="string">
            <text:p>"</text:p>
          </table:table-cell>
          <table:table-cell table:formula="of:=CONCATENATE([.B10];[.C10];[.D10];[.E10];[.F10])" office:value-type="string" office:string-value="* #CHOCOLATE &quot;chocolate Liqueur&quot;" calcext:value-type="string">
            <text:p>* #CHOCOLATE "chocolate Liqueur"</text:p>
          </table:table-cell>
        </table:table-row>
      </table:table>
      <table:table table:name="Sheet5" table:style-name="ta1">
        <table:table-column table:style-name="co2" table:number-columns-repeated="4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4">
          <table:table-cell table:style-name="ce2" office:value-type="string" calcext:value-type="string">
            <text:p>Stevia</text:p>
          </table:table-cell>
          <table:table-cell office:value-type="string" calcext:value-type="string">
            <text:p>* #</text:p>
          </table:table-cell>
          <table:table-cell table:formula="of:=UPPER([.A1])" office:value-type="string" office:string-value="STEVIA" calcext:value-type="string">
            <text:p>STEVIA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Stevia</text:p>
          </table:table-cell>
          <table:table-cell office:value-type="string" calcext:value-type="string">
            <text:p>"</text:p>
          </table:table-cell>
          <table:table-cell table:formula="of:=CONCATENATE([.B1];[.C1];[.D1];[.E1];[.F1])" office:value-type="string" office:string-value="* #STEVIA &quot;Stevia&quot;" calcext:value-type="string">
            <text:p>* #STEVIA "Stevia"</text:p>
          </table:table-cell>
        </table:table-row>
        <table:table-row table:style-name="ro4">
          <table:table-cell office:value-type="string" calcext:value-type="string">
            <text:p>Honey</text:p>
          </table:table-cell>
          <table:table-cell office:value-type="string" calcext:value-type="string">
            <text:p>* #</text:p>
          </table:table-cell>
          <table:table-cell table:formula="of:=UPPER([.A2])" office:value-type="string" office:string-value="HONEY" calcext:value-type="string">
            <text:p>HONEY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"</text:p>
          </table:table-cell>
          <table:table-cell table:formula="of:=CONCATENATE([.B2];[.C2];[.D2];[.E2];[.F2])" office:value-type="string" office:string-value="* #HONEY &quot;Honey&quot;" calcext:value-type="string">
            <text:p>* #HONEY "Honey"</text:p>
          </table:table-cell>
        </table:table-row>
        <table:table-row table:style-name="ro4">
          <table:table-cell office:value-type="string" calcext:value-type="string">
            <text:p>White Sugar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WSUGAR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White Sugar</text:p>
          </table:table-cell>
          <table:table-cell office:value-type="string" calcext:value-type="string">
            <text:p>"</text:p>
          </table:table-cell>
          <table:table-cell table:formula="of:=CONCATENATE([.B3];[.C3];[.D3];[.E3];[.F3])" office:value-type="string" office:string-value="* #WSUGAR &quot;White Sugar&quot;" calcext:value-type="string">
            <text:p>* #WSUGAR "White Sugar"</text:p>
          </table:table-cell>
        </table:table-row>
        <table:table-row table:style-name="ro4">
          <table:table-cell office:value-type="string" calcext:value-type="string">
            <text:p>Brown Sugar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BSUGAR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Brown Sugar</text:p>
          </table:table-cell>
          <table:table-cell office:value-type="string" calcext:value-type="string">
            <text:p>"</text:p>
          </table:table-cell>
          <table:table-cell table:formula="of:=CONCATENATE([.B4];[.C4];[.D4];[.E4];[.F4])" office:value-type="string" office:string-value="* #BSUGAR &quot;Brown Sugar&quot;" calcext:value-type="string">
            <text:p>* #BSUGAR "Brown Sugar"</text:p>
          </table:table-cell>
        </table:table-row>
        <table:table-row table:style-name="ro4">
          <table:table-cell table:style-name="ce2" office:value-type="string" calcext:value-type="string">
            <text:p>Agave Nectar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AGAVE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Agave Nectar</text:p>
          </table:table-cell>
          <table:table-cell office:value-type="string" calcext:value-type="string">
            <text:p>"</text:p>
          </table:table-cell>
          <table:table-cell table:formula="of:=CONCATENATE([.B5];[.C5];[.D5];[.E5];[.F5])" office:value-type="string" office:string-value="* #AGAVE &quot;Agave Nectar&quot;" calcext:value-type="string">
            <text:p>* #AGAVE "Agave Nectar"</text:p>
          </table:table-cell>
        </table:table-row>
        <table:table-row table:style-name="ro4">
          <table:table-cell office:value-type="string" calcext:value-type="string">
            <text:p>Maple Syrup</text:p>
          </table:table-cell>
          <table:table-cell office:value-type="string" calcext:value-type="string">
            <text:p>* #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Maple Syrup</text:p>
          </table:table-cell>
          <table:table-cell office:value-type="string" calcext:value-type="string">
            <text:p>"</text:p>
          </table:table-cell>
          <table:table-cell table:formula="of:=CONCATENATE([.B6];[.C6];[.D6];[.E6];[.F6])" office:value-type="string" office:string-value="* #MAPLE &quot;Maple Syrup&quot;" calcext:value-type="string">
            <text:p>* #MAPLE "Maple Syrup"</text:p>
          </table:table-cell>
        </table:table-row>
        <table:table-row table:style-name="ro4">
          <table:table-cell table:style-name="ce3" office:value-type="string" calcext:value-type="string">
            <text:p>Molasses</text:p>
          </table:table-cell>
          <table:table-cell office:value-type="string" calcext:value-type="string">
            <text:p>* #</text:p>
          </table:table-cell>
          <table:table-cell table:formula="of:=UPPER([.A7])" office:value-type="string" office:string-value="MOLASSES" calcext:value-type="string">
            <text:p>MOLASSES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Molasses</text:p>
          </table:table-cell>
          <table:table-cell office:value-type="string" calcext:value-type="string">
            <text:p>"</text:p>
          </table:table-cell>
          <table:table-cell table:formula="of:=CONCATENATE([.B7];[.C7];[.D7];[.E7];[.F7])" office:value-type="string" office:string-value="* #MOLASSES &quot;Molasses&quot;" calcext:value-type="string">
            <text:p>* #MOLASSES "Molasses"</text:p>
          </table:table-cell>
        </table:table-row>
      </table:table>
      <table:table table:name="Sheet6" table:style-name="ta1"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4">
          <table:table-cell office:value-type="string" calcext:value-type="string">
            <text:p>cinnamon</text:p>
          </table:table-cell>
          <table:table-cell office:value-type="string" calcext:value-type="string">
            <text:p>* #</text:p>
          </table:table-cell>
          <table:table-cell table:formula="of:=UPPER([.A1])" office:value-type="string" office:string-value="CINNAMON" calcext:value-type="string">
            <text:p>CINNAMON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"</text:p>
          </table:table-cell>
          <table:table-cell table:formula="of:=CONCATENATE([.B1];[.C1];[.D1];[.E1];[.F1])" office:value-type="string" office:string-value="* #CINNAMON &quot;cinnamon&quot;" calcext:value-type="string">
            <text:p>* #CINNAMON "cinnamon"</text:p>
          </table:table-cell>
        </table:table-row>
        <table:table-row table:style-name="ro4">
          <table:table-cell office:value-type="string" calcext:value-type="string">
            <text:p>nutmeg</text:p>
          </table:table-cell>
          <table:table-cell office:value-type="string" calcext:value-type="string">
            <text:p>* #</text:p>
          </table:table-cell>
          <table:table-cell table:formula="of:=UPPER([.A2])" office:value-type="string" office:string-value="NUTMEG" calcext:value-type="string">
            <text:p>NUTMEG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nutmeg</text:p>
          </table:table-cell>
          <table:table-cell office:value-type="string" calcext:value-type="string">
            <text:p>"</text:p>
          </table:table-cell>
          <table:table-cell table:formula="of:=CONCATENATE([.B2];[.C2];[.D2];[.E2];[.F2])" office:value-type="string" office:string-value="* #NUTMEG &quot;nutmeg&quot;" calcext:value-type="string">
            <text:p>* #NUTMEG "nutmeg"</text:p>
          </table:table-cell>
        </table:table-row>
        <table:table-row table:style-name="ro4">
          <table:table-cell table:style-name="ce3" office:value-type="string" calcext:value-type="string">
            <text:p>lavender</text:p>
          </table:table-cell>
          <table:table-cell office:value-type="string" calcext:value-type="string">
            <text:p>* #</text:p>
          </table:table-cell>
          <table:table-cell table:formula="of:=UPPER([.A3])" office:value-type="string" office:string-value="LAVENDER" calcext:value-type="string">
            <text:p>LAVENDER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"</text:p>
          </table:table-cell>
          <table:table-cell table:formula="of:=CONCATENATE([.B3];[.C3];[.D3];[.E3];[.F3])" office:value-type="string" office:string-value="* #LAVENDER &quot;lavender&quot;" calcext:value-type="string">
            <text:p>* #LAVENDER "lavender"</text:p>
          </table:table-cell>
        </table:table-row>
        <table:table-row table:style-name="ro4">
          <table:table-cell office:value-type="string" calcext:value-type="string">
            <text:p>cardamom</text:p>
          </table:table-cell>
          <table:table-cell office:value-type="string" calcext:value-type="string">
            <text:p>* #</text:p>
          </table:table-cell>
          <table:table-cell table:formula="of:=UPPER([.A4])" office:value-type="string" office:string-value="CARDAMOM" calcext:value-type="string">
            <text:p>CARDAMOM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cardamom</text:p>
          </table:table-cell>
          <table:table-cell office:value-type="string" calcext:value-type="string">
            <text:p>"</text:p>
          </table:table-cell>
          <table:table-cell table:formula="of:=CONCATENATE([.B4];[.C4];[.D4];[.E4];[.F4])" office:value-type="string" office:string-value="* #CARDAMOM &quot;cardamom&quot;" calcext:value-type="string">
            <text:p>* #CARDAMOM "cardamom"</text:p>
          </table:table-cell>
        </table:table-row>
        <table:table-row table:style-name="ro4">
          <table:table-cell table:style-name="Default" office:value-type="string" calcext:value-type="string">
            <text:p>salt</text:p>
          </table:table-cell>
          <table:table-cell office:value-type="string" calcext:value-type="string">
            <text:p>* #</text:p>
          </table:table-cell>
          <table:table-cell table:formula="of:=UPPER([.A5])" office:value-type="string" office:string-value="SALT" calcext:value-type="string">
            <text:p>SALT</text:p>
          </table:table-cell>
          <table:table-cell office:value-type="string" calcext:value-type="string">
            <text:p><text:s/>"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"</text:p>
          </table:table-cell>
          <table:table-cell table:formula="of:=CONCATENATE([.B5];[.C5];[.D5];[.E5];[.F5])" office:value-type="string" office:string-value="* #SALT &quot;salt&quot;" calcext:value-type="string">
            <text:p>* #SALT "salt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Pyke</meta:initial-creator>
    <meta:creation-date>2021-03-31T13:22:56.376697454</meta:creation-date>
    <dc:date>2021-03-31T14:27:49.493060174</dc:date>
    <dc:creator>David Pyke</dc:creator>
    <meta:editing-duration>PT14M27S</meta:editing-duration>
    <meta:editing-cycles>1</meta:editing-cycles>
    <meta:document-statistic meta:table-count="6" meta:cell-count="421" meta:object-count="0"/>
    <meta:generator>LibreOffice/7.1.2.2$Linux_X86_64 LibreOffice_project/10$Build-2</meta:generator>
  </office:meta>
</office:document-meta>
</file>